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184cm" fo:margin-left="-1.272cm" table:align="left"/>
    </style:style>
    <style:style style:name="Tabela1.A" style:family="table-column">
      <style:table-column-properties style:column-width="4.184cm"/>
    </style:style>
    <style:style style:name="Tabela1.B" style:family="table-column">
      <style:table-column-properties style:column-width="2.2cm"/>
    </style:style>
    <style:style style:name="Tabela1.C" style:family="table-column">
      <style:table-column-properties style:column-width="12.801cm"/>
    </style:style>
    <style:style style:name="Tabela1.1" style:family="table-row">
      <style:table-row-properties style:min-row-height="1.005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175cm" fo:margin-left="-1.263cm" table:align="left"/>
    </style:style>
    <style:style style:name="Tabela2.A" style:family="table-column">
      <style:table-column-properties style:column-width="7.467cm"/>
    </style:style>
    <style:style style:name="Tabela2.B" style:family="table-column">
      <style:table-column-properties style:column-width="4.81cm"/>
    </style:style>
    <style:style style:name="Tabela2.C" style:family="table-column">
      <style:table-column-properties style:column-width="3.586cm"/>
    </style:style>
    <style:style style:name="Tabela2.D" style:family="table-column">
      <style:table-column-properties style:column-width="3.313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166cm" fo:margin-left="-1.259cm" table:align="left"/>
    </style:style>
    <style:style style:name="Tabela3.A" style:family="table-column">
      <style:table-column-properties style:column-width="1.492cm"/>
    </style:style>
    <style:style style:name="Tabela3.B" style:family="table-column">
      <style:table-column-properties style:column-width="1.305cm"/>
    </style:style>
    <style:style style:name="Tabela3.C" style:family="table-column">
      <style:table-column-properties style:column-width="2.505cm"/>
    </style:style>
    <style:style style:name="Tabela3.D" style:family="table-column">
      <style:table-column-properties style:column-width="2.498cm"/>
    </style:style>
    <style:style style:name="Tabela3.E" style:family="table-column">
      <style:table-column-properties style:column-width="0.497cm"/>
    </style:style>
    <style:style style:name="Tabela3.F" style:family="table-column">
      <style:table-column-properties style:column-width="2.574cm"/>
    </style:style>
    <style:style style:name="Tabela3.G" style:family="table-column">
      <style:table-column-properties style:column-width="0.594cm"/>
    </style:style>
    <style:style style:name="Tabela3.H" style:family="table-column">
      <style:table-column-properties style:column-width="1.09cm"/>
    </style:style>
    <style:style style:name="Tabela3.I" style:family="table-column">
      <style:table-column-properties style:column-width="1.062cm"/>
    </style:style>
    <style:style style:name="Tabela3.J" style:family="table-column">
      <style:table-column-properties style:column-width="0.882cm"/>
    </style:style>
    <style:style style:name="Tabela3.K" style:family="table-column">
      <style:table-column-properties style:column-width="0.9cm"/>
    </style:style>
    <style:style style:name="Tabela3.N" style:family="table-column">
      <style:table-column-properties style:column-width="0.917cm"/>
    </style:style>
    <style:style style:name="Tabela3.O" style:family="table-column">
      <style:table-column-properties style:column-width="1.05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 style:master-page-name="">
      <style:table-properties style:width="19.135cm" fo:margin-left="-1.254cm" style:page-number="auto" table:align="left"/>
    </style:style>
    <style:style style:name="Tabela4.A" style:family="table-column">
      <style:table-column-properties style:column-width="19.135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188cm" fo:margin-left="-1.289cm" table:align="left"/>
    </style:style>
    <style:style style:name="Tabela5.A" style:family="table-column">
      <style:table-column-properties style:column-width="1.492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505cm"/>
    </style:style>
    <style:style style:name="Tabela5.D" style:family="table-column">
      <style:table-column-properties style:column-width="2.498cm"/>
    </style:style>
    <style:style style:name="Tabela5.E" style:family="table-column">
      <style:table-column-properties style:column-width="0.497cm"/>
    </style:style>
    <style:style style:name="Tabela5.F" style:family="table-column">
      <style:table-column-properties style:column-width="2.604cm"/>
    </style:style>
    <style:style style:name="Tabela5.G" style:family="table-column">
      <style:table-column-properties style:column-width="0.596cm"/>
    </style:style>
    <style:style style:name="Tabela5.H" style:family="table-column">
      <style:table-column-properties style:column-width="1.088cm"/>
    </style:style>
    <style:style style:name="Tabela5.I" style:family="table-column">
      <style:table-column-properties style:column-width="1.067cm"/>
    </style:style>
    <style:style style:name="Tabela5.J" style:family="table-column">
      <style:table-column-properties style:column-width="0.847cm"/>
    </style:style>
    <style:style style:name="Tabela5.K" style:family="table-column">
      <style:table-column-properties style:column-width="0.9cm"/>
    </style:style>
    <style:style style:name="Tabela5.N" style:family="table-column">
      <style:table-column-properties style:column-width="0.949cm"/>
    </style:style>
    <style:style style:name="Tabela5.O" style:family="table-column">
      <style:table-column-properties style:column-width="1.041cm"/>
    </style:style>
    <style:style style:name="Tabela5.A1" style:family="table-cell">
      <style:table-cell-properties fo:padding="0.097cm" fo:border="none"/>
    </style:style>
    <style:style style:name="P1" style:family="paragraph" style:parent-style-name="Standard">
      <style:paragraph-properties fo:break-before="page"/>
      <style:text-properties officeooo:paragraph-rsid="007d227c"/>
    </style:style>
    <style:style style:name="P2" style:family="paragraph" style:parent-style-name="Table_20_Contents">
      <style:text-properties officeooo:rsid="0006bc6a" officeooo:paragraph-rsid="007d227c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5pt" fo:font-weight="bold" officeooo:rsid="0006bc6a" officeooo:paragraph-rsid="007d227c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0.5pt" fo:font-weight="bold" officeooo:rsid="0006bc6a" officeooo:paragraph-rsid="007d227c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DejaVu Sans" fo:font-size="6pt" officeooo:rsid="000877f1" officeooo:paragraph-rsid="007d227c" style:font-size-asian="6pt" style:font-size-complex="6pt"/>
    </style:style>
    <style:style style:name="P6" style:family="paragraph" style:parent-style-name="Table_20_Contents">
      <style:text-properties style:font-name="DejaVu Sans" fo:font-size="6pt" officeooo:rsid="00a2f0bd" officeooo:paragraph-rsid="00a2f0bd" style:font-size-asian="5.25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9pt" officeooo:rsid="0026d301" officeooo:paragraph-rsid="007d227c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9pt" officeooo:rsid="000877f1" officeooo:paragraph-rsid="007d227c" style:font-size-asian="9pt" style:font-size-complex="9pt"/>
    </style:style>
    <style:style style:name="P9" style:family="paragraph" style:parent-style-name="Table_20_Contents">
      <style:text-properties style:font-name="DejaVu Sans" fo:font-size="4pt" officeooo:rsid="000a07c5" officeooo:paragraph-rsid="007d227c" style:font-size-asian="4pt" style:font-size-complex="4pt"/>
    </style:style>
    <style:style style:name="P10" style:family="paragraph" style:parent-style-name="Table_20_Contents">
      <style:text-properties style:font-name="DejaVu Sans" fo:font-size="4pt" officeooo:rsid="00846fd5" officeooo:paragraph-rsid="00846fd5" style:font-size-asian="4pt" style:font-size-complex="4pt"/>
    </style:style>
    <style:style style:name="P11" style:family="paragraph" style:parent-style-name="Table_20_Contents">
      <style:text-properties style:font-name="DejaVu Sans" fo:font-size="4pt" officeooo:rsid="008b3afb" officeooo:paragraph-rsid="008b3afb" style:font-size-asian="4pt" style:font-size-complex="4pt"/>
    </style:style>
    <style:style style:name="P12" style:family="paragraph" style:parent-style-name="Table_20_Contents">
      <style:text-properties style:font-name="DejaVu Sans" fo:font-size="4pt" officeooo:rsid="009fd72b" officeooo:paragraph-rsid="009fd72b" style:font-size-asian="4pt" style:font-size-complex="4pt"/>
    </style:style>
    <style:style style:name="P13" style:family="paragraph" style:parent-style-name="Table_20_Contents">
      <style:text-properties style:font-name="DejaVu Sans" fo:font-size="5pt" officeooo:paragraph-rsid="007d227c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5pt" officeooo:paragraph-rsid="00845b74" style:font-size-asian="5pt" style:font-size-complex="5pt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5pt" officeooo:rsid="009e835a" officeooo:paragraph-rsid="009e835a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5pt" fo:font-weight="normal" officeooo:paragraph-rsid="0082b862" style:font-size-asian="5pt" style:font-weight-asian="normal" style:font-size-complex="5pt" style:font-weight-complex="normal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-1.3cm" style:auto-text-indent="false" style:page-number="auto" fo:background-color="transparent"/>
      <style:text-properties officeooo:paragraph-rsid="007d227c"/>
    </style:style>
    <style:style style:name="P18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DejaVu Sans" fo:font-size="9pt" fo:font-weight="normal" officeooo:rsid="0026d301" officeooo:paragraph-rsid="007d227c" style:font-size-asian="9pt" style:font-weight-asian="normal" style:font-size-complex="9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7d227c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-1.3cm" style:auto-text-indent="false" style:page-number="auto" fo:background-color="transparent"/>
      <style:text-properties officeooo:paragraph-rsid="00ab91e6"/>
    </style:style>
    <style:style style:name="T1" style:family="text">
      <style:text-properties style:font-name="Liberation Serif" officeooo:rsid="00a7d0df"/>
    </style:style>
    <style:style style:name="T2" style:family="text">
      <style:text-properties officeooo:rsid="007d227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</text:user-field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/>
          </table:table-cell>
          <table:table-cell table:style-name="Tabela1.B1" office:value-type="string">
            <text:p text:style-name="P3">033-7</text:p>
          </table:table-cell>
          <table:table-cell table:style-name="Tabela1.B1" office:value-type="string">
            <text:p text:style-name="P4">Arquivo de retorno de cobrança n° 332 – 04/12/2017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Beneficiário</text:p>
          </table:table-cell>
          <table:table-cell table:style-name="Tabela2.B1" office:value-type="string">
            <text:p text:style-name="P5">CNPJ</text:p>
          </table:table-cell>
          <table:table-cell table:style-name="Tabela2.B1" office:value-type="string">
            <text:p text:style-name="P5">Agência/Código do beneficiário</text:p>
          </table:table-cell>
          <table:table-cell table:style-name="Tabela2.B1" office:value-type="string">
            <text:p text:style-name="P5">Agência/Conta</text:p>
          </table:table-cell>
        </table:table-row>
        <table:table-row>
          <table:table-cell table:style-name="Tabela2.A2" office:value-type="string">
            <text:p text:style-name="P18"/>
          </table:table-cell>
          <table:table-cell table:style-name="Tabela2.B2" office:value-type="string">
            <text:p text:style-name="P7"/>
          </table:table-cell>
          <table:table-cell table:style-name="Tabela2.B2" office:value-type="string">
            <text:p text:style-name="P8">0037/</text:p>
          </table:table-cell>
          <table:table-cell table:style-name="Tabela2.B2" office:value-type="string">
            <text:p text:style-name="P8">0037/13010311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 table:number-columns-repeated="3"/>
        <table:table-column table:style-name="Tabela3.N"/>
        <table:table-column table:style-name="Tabela3.O"/>
        <table:table-row>
          <table:table-cell table:style-name="Tabela3.A1" office:value-type="string">
            <text:p text:style-name="P9">Nosso nº</text:p>
          </table:table-cell>
          <table:table-cell table:style-name="Tabela3.A1" office:value-type="string">
            <text:p text:style-name="P9">Nº documento</text:p>
          </table:table-cell>
          <table:table-cell table:style-name="Tabela3.A1" office:value-type="string">
            <text:p text:style-name="P9">Pagador CNPJ/CPF</text:p>
          </table:table-cell>
          <table:table-cell table:style-name="Tabela3.A1" office:value-type="string">
            <text:p text:style-name="P9">Pagador nome</text:p>
          </table:table-cell>
          <table:table-cell table:style-name="Tabela3.A1" office:value-type="string">
            <text:p text:style-name="P10">Co</text:p>
          </table:table-cell>
          <table:table-cell table:style-name="Tabela3.A1" office:value-type="string">
            <text:p text:style-name="P11">Descricao</text:p>
          </table:table-cell>
          <table:table-cell table:style-name="Tabela3.A1" office:value-type="string">
            <text:p text:style-name="P9">Dup</text:p>
          </table:table-cell>
          <table:table-cell table:style-name="Tabela3.A1" office:value-type="string">
            <text:p text:style-name="P9">Ocorrência</text:p>
          </table:table-cell>
          <table:table-cell table:style-name="Tabela3.A1" office:value-type="string">
            <text:p text:style-name="P9">Crédito</text:p>
          </table:table-cell>
          <table:table-cell table:style-name="Tabela3.A1" office:value-type="string">
            <text:p text:style-name="P9">Valor doc.</text:p>
          </table:table-cell>
          <table:table-cell table:style-name="Tabela3.A1" office:value-type="string">
            <text:p text:style-name="P9">Tarifa</text:p>
          </table:table-cell>
          <table:table-cell table:style-name="Tabela3.A1" office:value-type="string">
            <text:p text:style-name="P9">Outras desp.</text:p>
          </table:table-cell>
          <table:table-cell table:style-name="Tabela3.A1" office:value-type="string">
            <text:p text:style-name="P9">Desconto</text:p>
          </table:table-cell>
          <table:table-cell table:style-name="Tabela3.A1" office:value-type="string">
            <text:p text:style-name="P12">Mora</text:p>
          </table:table-cell>
          <table:table-cell table:style-name="Tabela3.A1" office:value-type="string">
            <text:p text:style-name="P9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">Comando<text:span text:style-name="T3">: <text:s/>- </text:span></text:p>
          </table:table-cell>
        </table:table-row>
      </table:table>
      <text:p text:style-name="P20"><text:a xlink:type="simple" xlink:href="py3o://for=%22boleto%20in%20boletos%22" text:style-name="Internet_20_link" text:visited-style-name="Visited_20_Internet_20_Link"><text:span text:style-name="T2">for="boleto in boleto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 table:number-columns-repeated="3"/>
        <table:table-column table:style-name="Tabela5.N"/>
        <table:table-column table:style-name="Tabela5.O"/>
        <table:table-row>
          <table:table-cell table:style-name="Tabela5.A1" office:value-type="string">
            <text:p text:style-name="P13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3"><text:user-field-get text:name="py3o.boleto.documento.numero">boleto.documento.numero</text:user-field-get></text:p>
          </table:table-cell>
          <table:table-cell table:style-name="Tabela5.A1" office:value-type="string">
            <text:p text:style-name="P13"><text:user-field-get text:name="py3o.boleto.pagador.cnpj_cpf">boleto.pagador.cnpj_cpf</text:user-field-get></text:p>
          </table:table-cell>
          <table:table-cell table:style-name="Tabela5.A1" office:value-type="string">
            <text:p text:style-name="P13"><text:user-field-get text:name="py3o.boleto.pagador.nome">boleto.pagador.nome</text:user-field-get></text:p>
          </table:table-cell>
          <table:table-cell table:style-name="Tabela5.A1" office:value-type="string">
            <text:p text:style-name="P13"><text:user-field-get text:name="py3o.boleto.comando">boleto.comando</text:user-field-get></text:p>
          </table:table-cell>
          <table:table-cell table:style-name="Tabela5.A1" office:value-type="string">
            <text:p text:style-name="P13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15"/>
          </table:table-cell>
          <table:table-cell table:style-name="Tabela5.A1" office:value-type="string">
            <text:p text:style-name="P13"><text:user-field-get text:name="py3o.boleto.data_ocorrencia">boleto.data_ocorrencia</text:user-field-get></text:p>
          </table:table-cell>
          <table:table-cell table:style-name="Tabela5.A1" office:value-type="string">
            <text:p text:style-name="P13"><text:user-field-get text:name="py3o.boleto.data_credito">boleto.data_credito</text:user-field-get></text:p>
          </table:table-cell>
          <table:table-cell table:style-name="Tabela5.A1" office:value-type="string">
            <text:p text:style-name="P13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6"/>
          </table:table-cell>
          <table:table-cell table:style-name="Tabela5.A1" office:value-type="string">
            <text:p text:style-name="P14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3"><text:user-field-get text:name="py3o.boleto.valor_desconto">boleto.valor_desconto</text:user-field-get></text:p>
          </table:table-cell>
          <table:table-cell table:style-name="Tabela5.A1" office:value-type="string">
            <text:p text:style-name="P13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3"><text:user-field-get text:name="py3o.boleto.imprime_valor_cobrado">boleto.imprime_valor_cobrado</text:user-field-get></text:p>
          </table:table-cell>
        </table:table-row>
      </table:table>
      <text:p text:style-name="P19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7T12:03:23.156291813</dc:date>
    <meta:editing-duration>PT3H46M21S</meta:editing-duration>
    <meta:editing-cycles>130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39" meta:word-count="57" meta:character-count="620" meta:non-whitespace-character-count="599"/>
  </office:meta>
</office:document-meta>
</file>